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70%" draw:fill="gradient" draw:fill-color="#7cb342" draw:fill-gradient-name="Gradient_20_11" draw:opacity="100%" draw:opacity-name="" draw:textarea-horizontal-align="justify" draw:textarea-vertical-align="middle" draw:auto-grow-height="false" fo:min-height="5.69cm" fo:min-width="9.176cm" draw:shadow="visible" draw:shadow-offset-x="0.282cm" draw:shadow-offset-y="0.282cm"/>
    </style:style>
    <style:style style:name="gr2" style:family="graphic" style:parent-style-name="standard">
      <style:graphic-properties svg:stroke-color="#000000" svg:stroke-opacity="80%" draw:fill-color="#ffffff" draw:textarea-horizontal-align="justify" draw:textarea-vertical-align="middle" draw:auto-grow-height="false" fo:min-height="1.26cm" fo:min-width="1.1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468cm" fo:min-width="0.227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468cm" fo:min-width="0.225cm"/>
    </style:style>
    <style:style style:name="gr5" style:family="graphic" style:parent-style-name="standard">
      <style:graphic-properties svg:stroke-color="#000000" svg:stroke-opacity="70%" draw:fill-color="#ff0000" draw:textarea-horizontal-align="justify" draw:textarea-vertical-align="middle" draw:auto-grow-height="false" fo:min-height="1.95cm" fo:min-width="2.936cm"/>
    </style:style>
    <style:style style:name="gr6" style:family="graphic" style:parent-style-name="standard">
      <style:graphic-properties svg:stroke-color="#000000" svg:stroke-opacity="70%" draw:fill-color="#ff0000" draw:textarea-horizontal-align="justify" draw:textarea-vertical-align="middle" draw:auto-grow-height="false" fo:min-height="1.927cm" fo:min-width="2.936cm"/>
    </style:style>
    <style:style style:name="gr7" style:family="graphic" style:parent-style-name="standard">
      <style:graphic-properties svg:stroke-color="#000000" svg:stroke-opacity="40%" draw:fill-color="#ff8000" draw:textarea-horizontal-align="justify" draw:textarea-vertical-align="middle" draw:auto-grow-height="false" fo:min-height="1.702cm" fo:min-width="2.896cm"/>
    </style:style>
    <style:style style:name="gr8" style:family="graphic" style:parent-style-name="standard">
      <style:graphic-properties svg:stroke-color="#000000" svg:stroke-opacity="70%" draw:fill="gradient" draw:fill-color="#7cb342" draw:fill-gradient-name="Gradient_20_11" draw:textarea-horizontal-align="justify" draw:textarea-vertical-align="middle" draw:auto-grow-height="false" fo:min-height="5.69cm" fo:min-width="9.176cm" draw:shadow="visible" draw:shadow-offset-x="0.282cm" draw:shadow-offset-y="0.282cm"/>
    </style:style>
    <style:style style:name="gr9" style:family="graphic" style:parent-style-name="standard">
      <style:graphic-properties svg:stroke-color="#3465a4" svg:stroke-opacity="40%" draw:fill-color="#729fcf" draw:textarea-vertical-align="middle" draw:auto-grow-height="false" fo:min-height="1.299cm" fo:min-width="0cm"/>
    </style:style>
    <style:style style:name="gr10" style:family="graphic" style:parent-style-name="standard">
      <style:graphic-properties svg:stroke-color="#000000" svg:stroke-opacity="70%" draw:fill-color="#ff0000" draw:textarea-vertical-align="middle" draw:auto-grow-height="false" fo:min-height="1.95cm" fo:min-width="2.936cm"/>
    </style:style>
    <style:style style:name="gr11" style:family="graphic" style:parent-style-name="standard">
      <style:graphic-properties svg:stroke-color="#000000" svg:stroke-opacity="70%" draw:fill-color="#ff8000" draw:textarea-horizontal-align="justify" draw:textarea-vertical-align="middle" draw:auto-grow-height="false" fo:min-height="0.468cm" fo:min-width="0.20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6cm" fo:min-width="1.17cm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1.95cm" fo:min-width="2.936cm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1.927cm" fo:min-width="2.936cm"/>
    </style:style>
    <style:style style:name="gr15" style:family="graphic" style:parent-style-name="standard">
      <style:graphic-properties svg:stroke-color="#000000" draw:fill-color="#81d41a" draw:textarea-horizontal-align="justify" draw:textarea-vertical-align="middle" draw:auto-grow-height="false" fo:min-height="1.702cm" fo:min-width="2.896cm"/>
    </style:style>
    <style:style style:name="gr16" style:family="graphic" style:parent-style-name="standard">
      <style:graphic-properties draw:fill-color="#729fcf" draw:textarea-vertical-align="middle" draw:auto-grow-height="false" fo:min-height="1.299cm" fo:min-width="0cm"/>
    </style:style>
    <style:style style:name="gr17" style:family="graphic" style:parent-style-name="standard">
      <style:graphic-properties svg:stroke-color="#000000" draw:fill-color="#ff0000" draw:textarea-vertical-align="middle" draw:auto-grow-height="false" fo:min-height="1.702cm" fo:min-width="1.509cm"/>
    </style:style>
    <style:style style:name="gr18" style:family="graphic" style:parent-style-name="standard">
      <style:graphic-properties svg:stroke-color="#000000" draw:fill-color="#ff0000" draw:textarea-vertical-align="middle" draw:auto-grow-height="false" fo:min-height="1.777cm" fo:min-width="1.471cm"/>
    </style:style>
    <style:style style:name="gr19" style:family="graphic" style:parent-style-name="standard">
      <style:graphic-properties svg:stroke-color="#000000" draw:fill-color="#81d41a" draw:textarea-horizontal-align="justify" draw:textarea-vertical-align="middle" draw:auto-grow-height="false" fo:min-height="0.468cm" fo:min-width="0.206cm"/>
    </style:style>
    <style:style style:name="P1" style:family="paragraph">
      <loext:graphic-properties draw:fill="gradient" draw:fill-color="#7cb342" draw:fill-gradient-name="Gradient_20_11" draw:opacity="100%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gradient" draw:fill-color="#7cb342" draw:fill-gradient-name="Gradient_20_11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.318cm" svg:height="6.582cm" svg:x="5.279cm" svg:y="6.8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62cm" svg:height="2.134cm" svg:x="6.808cm" svg:y="8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27cm" svg:height="1.014cm" svg:x="7.475cm" svg:y="9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62cm" svg:height="2.134cm" svg:x="11.878cm" svg:y="8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25cm" svg:height="1.014cm" svg:x="12.547cm" svg:y="9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36cm" svg:height="2.2cm" draw:transform="rotate (-1.5707963267949) translate (16.799cm 8.537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3.436cm" svg:height="2.177cm" draw:transform="rotate (1.5707963267949) translate (4.128cm 11.792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5" draw:layer="layout" svg:width="3.396cm" svg:height="1.952cm" draw:transform="rotate (-3.14159265358979) translate (12.222cm 12.623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6" draw:layer="layout" svg:width="5.069cm" svg:height="8.065cm" svg:x="7.828cm" svg:y="1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64cm" svg:height="4.919cm" draw:transform="rotate (0.000174532925198282) translate (9.497cm 16.344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4" draw:layer="layout" svg:width="2.009cm" svg:height="1.952cm" svg:x="17.661cm" svg:y="11.791cm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6" draw:layer="layout" svg:width="5.458cm" svg:height="0.494cm" draw:transform="skewX (-0.0364773813666815) rotate (1.0471975511966) translate (3.933cm 21.6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541cm" svg:height="0.47cm" draw:transform="skewX (-0.120602251312808) rotate (0.764105146523117) translate (13.4cm 17.3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027cm" svg:height="1.971cm" draw:transform="skewX (-0.0183259571459405) rotate (-2.87979326579064) translate (4.699cm 23.749cm)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6" draw:layer="layout" svg:width="0.998cm" svg:height="3.436cm" svg:x="10.025cm" svg:y="3.43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998cm" svg:height="1.014cm" svg:x="10.025cm" svg:y="2.7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8" draw:text-style-name="P6" draw:layer="layout" svg:width="10.318cm" svg:height="6.582cm" svg:x="5.439cm" svg:y="6.7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362cm" svg:height="2.134cm" svg:x="6.966cm" svg:y="8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27cm" svg:height="1.014cm" svg:x="7.635cm" svg:y="8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362cm" svg:height="2.134cm" svg:x="12.038cm" svg:y="8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25cm" svg:height="1.014cm" svg:x="12.707cm" svg:y="8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3.436cm" svg:height="2.2cm" draw:transform="rotate (-1.5707963267949) translate (16.957cm 8.451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3.436cm" svg:height="2.177cm" draw:transform="rotate (1.5707963267949) translate (4.286cm 11.706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8" draw:layer="layout" svg:width="3.396cm" svg:height="1.952cm" draw:transform="rotate (-3.14159265358979) translate (12.382cm 12.537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6" draw:layer="layout" svg:width="5.069cm" svg:height="8.065cm" svg:x="7.988cm" svg:y="14.7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1.864cm" svg:height="4.919cm" svg:x="9.661cm" svg:y="16.261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7" draw:text-style-name="P4" draw:layer="layout" svg:width="2.009cm" svg:height="1.952cm" svg:x="17.821cm" svg:y="11.704cm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6" draw:layer="layout" svg:width="5.499cm" svg:height="0.489cm" draw:transform="skewX (0.0183259571459404) rotate (2.35497275971595) translate (7.213cm 17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541cm" svg:height="0.47cm" draw:transform="skewX (-0.120602251312808) rotate (0.764105146523117) translate (13.559cm 17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971cm" svg:height="2.027cm" draw:transform="skewX (-0.00349065850398866) rotate (1.5707963267949) translate (1.354cm 13.485cm)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6" draw:layer="layout" svg:width="0.998cm" svg:height="3.436cm" svg:x="10.185cm" svg:y="3.3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8" draw:layer="layout" svg:width="0.998cm" svg:height="1.014cm" svg:x="10.185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0" draw:display-name="Gradient 10" draw:style="linear" draw:start-color="#9e9e9e" draw:end-color="#fafafa" draw:start-intensity="100%" draw:end-intensity="100%" draw:angle="300" draw:border="0%"/>
    <draw:gradient draw:name="Gradient_20_11" draw:display-name="Gradient 11" draw:style="radial" draw:cx="50%" draw:cy="50%" draw:start-color="#bdbdbd" draw:end-color="#fafafa" draw:start-intensity="100%" draw:end-intensity="100%" draw:border="0%"/>
    <draw:gradient draw:name="Gradient_20_12" draw:display-name="Gradient 12" draw:style="ellipsoid" draw:cx="50%" draw:cy="50%" draw:start-color="#bdbdbd" draw:end-color="#fafafa" draw:start-intensity="100%" draw:end-intensity="100%" draw:angle="300" draw:border="0%"/>
    <draw:gradient draw:name="Gradient_20_13" draw:display-name="Gradient 13" draw:style="square" draw:cx="50%" draw:cy="50%" draw:start-color="#bdbdbd" draw:end-color="#fafafa" draw:start-intensity="100%" draw:end-intensity="100%" draw:angle="300" draw:border="0%"/>
    <draw:gradient draw:name="Gradient_20_14" draw:display-name="Gradient 14" draw:style="rectangular" draw:cx="50%" draw:cy="50%" draw:start-color="#bdbdbd" draw:end-color="#fafafa" draw:start-intensity="100%" draw:end-intensity="100%" draw:angle="300" draw:border="0%"/>
    <draw:gradient draw:name="Gradient_20_6" draw:display-name="Gradient 6" draw:style="linear" draw:start-color="#757575" draw:end-color="#f5f5f5" draw:start-intensity="100%" draw:end-intensity="100%" draw:angle="300" draw:border="0%"/>
    <draw:gradient draw:name="Gradient_20_7" draw:display-name="Gradient 7" draw:style="linear" draw:start-color="#bdbdbd" draw:end-color="#f5f5f5" draw:start-intensity="100%" draw:end-intensity="100%" draw:angle="300" draw:border="0%"/>
    <draw:gradient draw:name="Gradient_20_8" draw:display-name="Gradient 8" draw:style="linear" draw:start-color="#bdbdbd" draw:end-color="#fafafa" draw:start-intensity="100%" draw:end-intensity="100%" draw:angle="300" draw:border="0%"/>
    <draw:gradient draw:name="Gradient_20_9" draw:display-name="Gradient 9" draw:style="linear" draw:start-color="#757575" draw:end-color="#fafaf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09:57:38.507268502</meta:creation-date>
    <dc:date>2022-06-30T16:17:01.463738481</dc:date>
    <meta:editing-duration>PT4M6S</meta:editing-duration>
    <meta:editing-cycles>4</meta:editing-cycles>
    <meta:generator>LibreOffice/6.4.7.2$Linux_X86_64 LibreOffice_project/40$Build-2</meta:generator>
    <meta:document-statistic meta:object-count="32"/>
  </office:meta>
</office:document-meta>
</file>